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officeooo:rsid="001061c8" officeooo:paragraph-rsid="001061c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061c8" officeooo:paragraph-rsid="001061c8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61c8" officeooo:paragraph-rsid="001061c8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061c8" officeooo:paragraph-rsid="001061c8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061c8" officeooo:paragraph-rsid="001061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1061c8" officeooo:paragraph-rsid="001061c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loext:opacity="100%" fo:font-size="22pt" officeooo:rsid="001061c8" officeooo:paragraph-rsid="001061c8" style:font-size-asian="19.25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dlog projekta – Duboko učenje</text:p>
      <text:p text:style-name="P2"/>
      <text:p text:style-name="P6">1. Naziv projekta I kratak opis</text:p>
      <text:p text:style-name="P3">Kreiranje četbota koji generiše veb strane, kombinacijom bag-of-words I dubokog učenja.</text:p>
      <text:p text:style-name="P3"/>
      <text:p text:style-name="P6">2. Projektni tim</text:p>
      <text:list xml:id="list2471210192" text:style-name="L1">
        <text:list-item>
          <text:p text:style-name="P4">Danilo Veljović – 1120</text:p>
        </text:list-item>
        <text:list-item>
          <text:p text:style-name="P4">Nikola Stevanović - </text:p>
        </text:list-item>
      </text:list>
      <text:p text:style-name="P3"/>
      <text:p text:style-name="P6">3. Kategorija projekta</text:p>
      <text:p text:style-name="P3">Projekat će biti aplikativnog tipa.</text:p>
      <text:p text:style-name="P3"/>
      <text:p text:style-name="P6">4. Detaljni opis projekta</text:p>
      <text:p text:style-name="P3">Kreiranje I treniranje četbota kombinovanim pristupom bag-of-words tehnike, I neuronskih mreža. U toku projekta biće istražena mogućnost korišćenja I LSTM I konvolucionih neuronskih mreža. Ideja je da se napravi četbot aplikacija koja će u realnom vremenu generisati HTML elemente u skladu sa korisnikovim unosom. </text:p>
      <text:p text:style-name="P3"/>
      <text:p text:style-name="P3">Skup podataka koji će se koristiti biće obezbeđen od strane projektnog tima. Ć</text:p>
      <text:p text:style-name="P3"/>
      <text:p text:style-name="P6">5. Tehnologije</text:p>
      <text:list xml:id="list3447766232" text:style-name="L2">
        <text:list-item>
          <text:p text:style-name="P5">Programski jezik: Python</text:p>
        </text:list-item>
        <text:list-item>
          <text:p text:style-name="P5">Biblioteke: Tensorflow</text:p>
        </text:list-item>
      </text:list>
      <text:p text:style-name="P3"/>
      <text:p text:style-name="P6">6. Podaci</text:p>
      <text:p text:style-name="P3">Biće kreirani od strane projektnog tima za ovu specifičnu svrhu. </text:p>
      <text:p text:style-name="P3"/>
      <text:p text:style-name="P6">7. Literatura</text:p>
      <text:p text:style-name="P1"><text:a xlink:type="simple" xlink:href="https://hub.packtpub.com/build-generative-chatbot-using-recurrent-neural-networks-lstm-rnns/" text:style-name="Internet_20_link" text:visited-style-name="Visited_20_Internet_20_Link">https://hub.packtpub.com/build-generative-chatbot-using-recurrent-neural-networks-lstm-rnns/</text:a></text:p>
      <text:p text:style-name="Text_20_body"><text:a xlink:type="simple" xlink:href="https://towardsdatascience.com/building-jarvis-the-generative-chatbot-with-an-attitude-a833f709f46c" text:style-name="Internet_20_link" text:visited-style-name="Visited_20_Internet_20_Link">https://towardsdatascience.com/building-jarvis-the-generative-chatbot-with-an-attitude-a833f709f46c</text:a></text:p>
      <text:p text:style-name="Text_20_body"><text:a xlink:type="simple" xlink:href="https://towardsdatascience.com/generative-chatbots-using-the-seq2seq-model-d411c8738ab5" text:style-name="Internet_20_link" text:visited-style-name="Visited_20_Internet_20_Link">https://towardsdatascience.com/generative-chatbots-using-the-seq2seq-model-d411c8738ab5</text:a></text:p>
      <text:p text:style-name="Text_20_body"><text:a xlink:type="simple" xlink:href="http://web.stanford.edu/class/cs224n/" text:style-name="Internet_20_link" text:visited-style-name="Visited_20_Internet_20_Link">http://web.stanford.edu/class/cs224n/</text:a></text:p>
      <text:p text:style-name="Text_20_body"><text:a xlink:type="simple" xlink:href="https://www.youtube.com/watch?v=jGwO_UgTS7I" text:style-name="Internet_20_link" text:visited-style-name="Visited_20_Internet_20_Link">https://www.youtube.com/watch?v=jGwO_UgTS7I</text:a></text:p>
      <text:p text:style-name="Text_20_body"><text:a xlink:type="simple" xlink:href="https://www.youtube.com/watch?v=sj0iPn03i7Q&amp;list=PLoROMvodv4rNH7qL6-efu_q2_bPuy0adh&amp;index=6" text:style-name="Internet_20_link" text:visited-style-name="Visited_20_Internet_20_Link">https://www.youtube.com/watch?v=sj0iPn03i7Q&amp;list=PLoROMvodv4rNH7qL6-efu_q2_bPuy0adh&amp;index=6</text:a></text:p>
      <text:p text:style-name="Text_20_body"><text:a xlink:type="simple" xlink:href="https://www.youtube.com/watch?v=vGrdYhxm0p8" text:style-name="Internet_20_link" text:visited-style-name="Visited_20_Internet_20_Link">https://www.youtube.com/watch?v=vGrdYhxm0p8</text:a></text:p>
      <text:p text:style-name="Text_20_body"><text:a xlink:type="simple" xlink:href="http://www.wildml.com/2015/09/implementing-a-neural-network-from-scratch/" text:style-name="Internet_20_link" text:visited-style-name="Visited_20_Internet_20_Link">http://www.wildml.com/2015/09/implementing-a-neural-network-from-scratch/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5T20:20:59.697000000</meta:creation-date>
    <dc:date>2021-05-15T20:32:31.203000000</dc:date>
    <meta:editing-duration>PT1M21S</meta:editing-duration>
    <meta:editing-cycles>1</meta:editing-cycles>
    <meta:document-statistic meta:table-count="0" meta:image-count="0" meta:object-count="0" meta:page-count="1" meta:paragraph-count="25" meta:word-count="132" meta:character-count="1398" meta:non-whitespace-character-count="1290"/>
    <meta:generator>LibreOffice/7.0.3.1$Windows_X86_64 LibreOffice_project/d7547858d014d4cf69878db179d326fc3483e082</meta:generator>
  </office:meta>
</office:document-meta>
</file>